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jpeg" manifest:media-type="image/jpeg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3715in" text:min-label-width="0.25in" text:list-level-position-and-space-mode="label-alignment">
          <style:list-level-label-alignment text:label-followed-by="listtab" fo:margin-left="0.621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8715in" text:min-label-width="0.25in" text:list-level-position-and-space-mode="label-alignment">
          <style:list-level-label-alignment text:label-followed-by="listtab" fo:margin-left="1.121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3715in" text:min-label-width="0.25in" text:list-level-position-and-space-mode="label-alignment">
          <style:list-level-label-alignment text:label-followed-by="listtab" fo:margin-left="1.621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8715in" text:min-label-width="0.25in" text:list-level-position-and-space-mode="label-alignment">
          <style:list-level-label-alignment text:label-followed-by="listtab" fo:margin-left="2.121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3715in" text:min-label-width="0.25in" text:list-level-position-and-space-mode="label-alignment">
          <style:list-level-label-alignment text:label-followed-by="listtab" fo:margin-left="2.621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8715in" text:min-label-width="0.25in" text:list-level-position-and-space-mode="label-alignment">
          <style:list-level-label-alignment text:label-followed-by="listtab" fo:margin-left="3.121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3715in" text:min-label-width="0.25in" text:list-level-position-and-space-mode="label-alignment">
          <style:list-level-label-alignment text:label-followed-by="listtab" fo:margin-left="3.621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8715in" text:min-label-width="0.25in" text:list-level-position-and-space-mode="label-alignment">
          <style:list-level-label-alignment text:label-followed-by="listtab" fo:margin-left="4.121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3715in" text:min-label-width="0.25in" text:list-level-position-and-space-mode="label-alignment">
          <style:list-level-label-alignment text:label-followed-by="listtab" fo:margin-left="4.621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fo:font-size="8pt" style:font-size-asian="8pt" style:font-size-complex="8pt"/>
    </style:style>
    <style:style style:name="P4" style:parent-style-name="Normal" style:family="paragraph">
      <style:text-properties fo:font-weight="bold" style:font-weight-asian="bold" fo:font-size="14pt" style:font-size-asian="14pt" style:font-size-complex="14pt"/>
    </style:style>
    <style:style style:name="P5" style:parent-style-name="Normal" style:family="paragraph">
      <style:text-properties fo:font-weight="bold" style:font-weight-asian="bold"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font-weight="bold" style:font-weight-asian="bold" fo:font-size="12pt" style:font-size-asian="12pt" style:font-size-complex="12pt"/>
    </style:style>
    <style:style style:name="P9" style:parent-style-name="NormalWeb" style:family="paragraph">
      <style:paragraph-properties fo:margin-top="0in" fo:margin-bottom="0in" fo:background-color="#FFFFFF"/>
      <style:text-properties style:font-name="Calibri" style:font-name-asian="Calibri" style:font-name-complex="Times New Roman" fo:font-style="italic" style:font-style-asian="italic" style:language-asian="en" style:country-asian="US"/>
    </style:style>
    <style:style style:name="P10" style:parent-style-name="NormalWeb" style:family="paragraph">
      <style:paragraph-properties fo:margin-top="0in" fo:margin-bottom="0in" fo:background-color="#FFFFFF"/>
      <style:text-properties style:font-name="Calibri" style:font-name-asian="Calibri" style:font-name-complex="Times New Roman" style:language-asian="en" style:country-asian="US"/>
    </style:style>
    <style:style style:name="P11" style:parent-style-name="Normal" style:family="paragraph">
      <style:text-properties fo:font-weight="bold" style:font-weight-asian="bold" fo:font-size="12pt" style:font-size-asian="12pt" style:font-size-complex="12pt"/>
    </style:style>
    <style:style style:name="TableColumn13" style:family="table-column">
      <style:table-column-properties style:column-width="3.4305in"/>
    </style:style>
    <style:style style:name="TableColumn14" style:family="table-column">
      <style:table-column-properties style:column-width="0.9416in"/>
    </style:style>
    <style:style style:name="TableColumn15" style:family="table-column">
      <style:table-column-properties style:column-width="0.9402in"/>
    </style:style>
    <style:style style:name="TableColumn16" style:family="table-column">
      <style:table-column-properties style:column-width="0.9486in"/>
    </style:style>
    <style:style style:name="Table12" style:family="table">
      <style:table-properties style:width="6.2611in" fo:margin-left="0in" table:align="left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fo:background-color="#EAF1DD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20" style:family="table-cell">
      <style:table-cell-properties fo:border="0.0069in solid #000000" fo:background-color="#EAF1DD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22" style:family="table-cell">
      <style:table-cell-properties fo:border="0.0069in solid #000000" fo:background-color="#EAF1DD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24" style:family="table-cell">
      <style:table-cell-properties fo:border="0.0069in solid #000000" fo:background-color="#EAF1DD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fo:background-color="#EAF1DD" style:writing-mode="lr-tb" fo:padding-top="0in" fo:padding-left="0.075in" fo:padding-bottom="0in" fo:padding-right="0.075in"/>
    </style:style>
    <style:style style:name="P28" style:parent-style-name="ListParagraph" style:list-style-name="LFO15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2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0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31" style:parent-style-name="Normal" style:family="paragraph">
      <style:paragraph-properties fo:margin-bottom="0in" fo:line-height="100%"/>
      <style:text-properties fo:font-size="4pt" style:font-size-asian="4pt" style:font-size-complex="4pt"/>
    </style:style>
    <style:style style:name="TableCell32" style:family="table-cell">
      <style:table-cell-properties fo:border="0.0069in solid #000000" fo:background-color="#EAF1DD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4" style:family="table-cell">
      <style:table-cell-properties fo:border="0.0069in solid #000000" fo:background-color="#EAF1DD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6" style:family="table-cell">
      <style:table-cell-properties fo:border="0.0069in solid #000000" fo:background-color="#EAF1DD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fo:background-color="#EAF1DD" style:writing-mode="lr-tb" fo:padding-top="0in" fo:padding-left="0.075in" fo:padding-bottom="0in" fo:padding-right="0.075in"/>
    </style:style>
    <style:style style:name="P40" style:parent-style-name="ListParagraph" style:list-style-name="LFO15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41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42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43" style:parent-style-name="Normal" style:family="paragraph">
      <style:paragraph-properties fo:margin-bottom="0in" fo:line-height="100%"/>
      <style:text-properties fo:font-size="4pt" style:font-size-asian="4pt" style:font-size-complex="4pt"/>
    </style:style>
    <style:style style:name="TableCell44" style:family="table-cell">
      <style:table-cell-properties fo:border="0.0069in solid #000000" fo:background-color="#EAF1DD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6" style:family="table-cell">
      <style:table-cell-properties fo:border="0.0069in solid #000000" fo:background-color="#EAF1DD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8" style:family="table-cell">
      <style:table-cell-properties fo:border="0.0069in solid #000000" fo:background-color="#EAF1DD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fo:background-color="#EAF1DD" style:writing-mode="lr-tb" fo:padding-top="0in" fo:padding-left="0.075in" fo:padding-bottom="0in" fo:padding-right="0.075in"/>
    </style:style>
    <style:style style:name="P52" style:parent-style-name="ListParagraph" style:list-style-name="LFO15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53" style:parent-style-name="Normal" style:family="paragraph">
      <style:paragraph-properties fo:margin-bottom="0in" fo:line-height="100%"/>
      <style:text-properties fo:font-weight="bold" style:font-weight-asian="bold" fo:font-size="10pt" style:font-size-asian="10pt" style:font-size-complex="10pt"/>
    </style:style>
    <style:style style:name="P54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55" style:parent-style-name="Normal" style:family="paragraph">
      <style:paragraph-properties fo:margin-bottom="0in" fo:line-height="100%"/>
      <style:text-properties fo:font-weight="bold" style:font-weight-asian="bold" fo:font-size="4pt" style:font-size-asian="4pt" style:font-size-complex="4pt"/>
    </style:style>
    <style:style style:name="TableCell56" style:family="table-cell">
      <style:table-cell-properties fo:border="0.0069in solid #000000" fo:background-color="#EAF1DD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8" style:family="table-cell">
      <style:table-cell-properties fo:border="0.0069in solid #000000" fo:background-color="#EAF1DD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0" style:family="table-cell">
      <style:table-cell-properties fo:border="0.0069in solid #000000" fo:background-color="#EAF1DD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ListParagraph" style:list-style-name="LFO15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65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66" style:parent-style-name="Normal" style:family="paragraph">
      <style:paragraph-properties fo:margin-bottom="0in" fo:line-height="100%"/>
      <style:text-properties fo:font-size="4pt" style:font-size-asian="4pt" style:font-size-complex="4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ListParagraph" style:list-style-name="LFO15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76" style:parent-style-name="ListParagraph" style:family="paragraph">
      <style:paragraph-properties fo:margin-bottom="0in" fo:line-height="100%" fo:margin-left="0.25in">
        <style:tab-stops/>
      </style:paragraph-properties>
      <style:text-properties fo:font-weight="bold" style:font-weight-asian="bold" fo:font-size="12pt" style:font-size-asian="12pt" style:font-size-complex="12pt"/>
    </style:style>
    <style:style style:name="P77" style:parent-style-name="Normal" style:family="paragraph">
      <style:paragraph-properties fo:margin-bottom="0in" fo:line-height="100%"/>
      <style:text-properties fo:font-size="4pt" style:font-size-asian="4pt" style:font-size-complex="4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84" style:parent-style-name="Normal" style:family="paragraph">
      <style:text-properties fo:font-size="4pt" style:font-size-asian="4pt" style:font-size-complex="4pt"/>
    </style:style>
    <style:style style:name="P85" style:parent-style-name="Normal" style:family="paragraph">
      <style:text-properties fo:font-weight="bold" style:font-weight-asian="bold" fo:font-size="14pt" style:font-size-asian="14pt" style:font-size-complex="14pt"/>
    </style:style>
    <style:style style:name="P86" style:parent-style-name="Normal" style:family="paragraph">
      <style:text-properties fo:font-weight="bold" style:font-weight-asian="bold" fo:font-size="14pt" style:font-size-asian="14pt" style:font-size-complex="14pt"/>
    </style:style>
    <style:style style:name="P87" style:parent-style-name="ListParagraph" style:list-style-name="LFO16" style:family="paragraph">
      <style:text-properties fo:font-size="12pt" style:font-size-asian="12pt" style:font-size-complex="12pt"/>
    </style:style>
    <style:style style:name="P88" style:parent-style-name="ListParagraph" style:family="paragraph">
      <style:text-properties fo:font-size="12pt" style:font-size-asian="12pt" style:font-size-complex="12pt"/>
    </style:style>
    <style:style style:name="P89" style:parent-style-name="ListParagraph" style:list-style-name="LFO16" style:family="paragraph">
      <style:text-properties fo:font-size="12pt" style:font-size-asian="12pt" style:font-size-complex="12pt"/>
    </style:style>
    <style:style style:name="P90" style:parent-style-name="ListParagraph" style:family="paragraph">
      <style:text-properties fo:font-size="12pt" style:font-size-asian="12pt" style:font-size-complex="12pt"/>
    </style:style>
    <style:style style:name="P91" style:parent-style-name="ListParagraph" style:list-style-name="LFO16" style:family="paragraph">
      <style:text-properties fo:font-size="12pt" style:font-size-asian="12pt" style:font-size-complex="12pt"/>
    </style:style>
    <style:style style:name="P92" style:parent-style-name="ListParagraph" style:family="paragraph">
      <style:text-properties fo:font-size="12pt" style:font-size-asian="12pt" style:font-size-complex="12pt"/>
    </style:style>
    <style:style style:name="P93" style:parent-style-name="ListParagraph" style:list-style-name="LFO16" style:family="paragraph">
      <style:text-properties fo:font-size="12pt" style:font-size-asian="12pt" style:font-size-complex="12pt"/>
    </style:style>
    <style:style style:name="P94" style:parent-style-name="ListParagraph" style:family="paragraph">
      <style:text-properties fo:font-size="12pt" style:font-size-asian="12pt" style:font-size-complex="12pt"/>
    </style:style>
    <style:style style:name="P95" style:parent-style-name="ListParagraph" style:list-style-name="LFO16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/>
      <text:p text:style-name="P4">Case Study Quality Checklist</text:p>
      <text:p text:style-name="P5">Introduction</text:p>
      <text:p text:style-name="P6">The purpose of this document is to provide a means of assessing the quality of Impact Case Studies submitted via the<text:s/>Knowledge for Healthcare blog.<text:s/></text:p>
      <text:p text:style-name="P7">Case Studies meeting these criteria will be made available as examples on the Knowledge for Healthcare Blog.</text:p>
      <text:p text:style-name="P8">Definition of Impact</text:p>
      <text:p text:style-name="P9">Difference or change in an individual or group resulting from contact with library services</text:p>
      <text:p text:style-name="P10">METHODS AND PROCEDURES FOR ASSESSING THE IMPACT OF LIBRARIES BS ISO 16439:2014</text:p>
      <text:p text:style-name="P11"/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Criteria</text:p>
          </table:table-cell>
          <table:table-cell table:style-name="TableCell20">
            <text:p text:style-name="P21">Yes<text:s/></text:p>
          </table:table-cell>
          <table:table-cell table:style-name="TableCell22">
            <text:p text:style-name="P23">No</text:p>
          </table:table-cell>
          <table:table-cell table:style-name="TableCell24">
            <text:p text:style-name="P25">Don’t Know</text:p>
          </table:table-cell>
        </table:table-row>
        <table:table-row table:style-name="TableRow26">
          <table:table-cell table:style-name="TableCell27">
            <text:list text:style-name="LFO15" text:continue-numbering="true">
              <text:list-item>
                <text:p text:style-name="P28">Does the case study capture Impact?</text:p>
              </text:list-item>
            </text:list>
            <text:p text:style-name="P29"/>
            <text:p text:style-name="P30">(If the narrative is largely made up of statements around customer satisfaction, speed of service, or how great<text:s/>and/or friendly<text:s/>the LKS<text:s/>is, the case study<text:s/>belongs elsewhere)</text:p>
            <text:p text:style-name="P31"/>
          </table:table-cell>
          <table:table-cell table:style-name="TableCell32">
            <text:p text:style-name="P33"/>
          </table:table-cell>
          <table:table-cell table:style-name="TableCell34">
            <text:p text:style-name="P35"/>
          </table:table-cell>
          <table:table-cell table:style-name="TableCell36">
            <text:p text:style-name="P37"/>
          </table:table-cell>
        </table:table-row>
        <table:table-row table:style-name="TableRow38">
          <table:table-cell table:style-name="TableCell39">
            <text:list text:style-name="LFO15" text:continue-numbering="true">
              <text:list-item>
                <text:p text:style-name="P40">Is there sufficient detail about what has been achieved?</text:p>
              </text:list-item>
            </text:list>
            <text:p text:style-name="P41"/>
            <text:p text:style-name="P42">(is it clear what the Trust, Department, or individual has done as a result of the LKS intervention?)</text:p>
            <text:p text:style-name="P43"/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list text:style-name="LFO15" text:continue-numbering="true">
              <text:list-item>
                <text:p text:style-name="P52">Is there sufficient detail about the role of the LKS in the overall piece of work or process?</text:p>
              </text:list-item>
            </text:list>
            <text:p text:style-name="P53"/>
            <text:p text:style-name="P54">(Is it clear what LKS staff did – for example a literature search, synthesis of evidence, delivery of training etc.)</text:p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list text:style-name="LFO15" text:continue-numbering="true">
              <text:list-item>
                <text:p text:style-name="P64">Is there a named “Witness” or “Champion” who can confirm the details contained within the case study?</text:p>
              </text:list-item>
            </text:list>
            <text:p text:style-name="P65">(If so is it clear they have given permission to be named, cited and have provided contact details?)</text:p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list text:style-name="LFO15" text:continue-numbering="true">
              <text:list-item>
                <text:p text:style-name="P75">Are there details or estimates of financial savings or time saved as a result of the LKS intervention?</text:p>
              </text:list-item>
            </text:list>
            <text:p text:style-name="P76"/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</table:table>
      <text:p text:style-name="P84"/>
      <text:p text:style-name="Normal"/>
      <text:p text:style-name="Normal"/>
      <text:p text:style-name="Normal">Where case studies are assessed by panels they should try to reach consensus on each document.</text:p>
      <text:p text:style-name="Normal">If you have answered “YES” to criteria 1-3 the case study should be included in the KfH Case Study Database.</text:p>
      <text:p text:style-name="Normal">If you have answered “YES” to criteria 4/5 please flag to the Library and Knowledge Service Lead as these case studies are of particular value for advocacy purposes.<text:s text:c="2"/></text:p>
      <text:p text:style-name="Normal"/>
      <text:p text:style-name="P85">Case Study Quality Process</text:p>
      <text:p text:style-name="P86"/>
      <text:list text:style-name="LFO16" text:continue-numbering="true">
        <text:list-item>
          <text:p text:style-name="P87">LKS to submit impact case studies throughout the year using the KfH tool</text:p>
        </text:list-item>
      </text:list>
      <text:p text:style-name="P88"/>
      <text:list text:style-name="LFO16" text:continue-numbering="true">
        <text:list-item>
          <text:p text:style-name="P89">LKSL to convene<text:s/>national<text:s/>panel<text:s/>with representation from each<text:s/>geography/region basis<text:s/>to assess submissions using this case study checklist</text:p>
        </text:list-item>
      </text:list>
      <text:p text:style-name="P90"/>
      <text:list text:style-name="LFO16" text:continue-numbering="true">
        <text:list-item>
          <text:p text:style-name="P91">Submissions<text:s/>to be downloaded on a quarterly basis and assessed</text:p>
        </text:list-item>
      </text:list>
      <text:p text:style-name="P92"/>
      <text:list text:style-name="LFO16" text:continue-numbering="true">
        <text:list-item>
          <text:p text:style-name="P93">Approved Case Studies<text:s/>to be<text:s/>uploaded<text:s/>onto public facing blog page</text:p>
        </text:list-item>
      </text:list>
      <text:p text:style-name="P94"/>
      <text:list text:style-name="LFO16" text:continue-numbering="true">
        <text:list-item>
          <text:p text:style-name="P95">Case Studies flagged for advocacy to be reported at LKSL meeting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3715in" text:min-label-width="0.25in" text:list-level-position-and-space-mode="label-alignment">
          <style:list-level-label-alignment text:label-followed-by="listtab" fo:margin-left="0.621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8715in" text:min-label-width="0.25in" text:list-level-position-and-space-mode="label-alignment">
          <style:list-level-label-alignment text:label-followed-by="listtab" fo:margin-left="1.121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3715in" text:min-label-width="0.25in" text:list-level-position-and-space-mode="label-alignment">
          <style:list-level-label-alignment text:label-followed-by="listtab" fo:margin-left="1.621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8715in" text:min-label-width="0.25in" text:list-level-position-and-space-mode="label-alignment">
          <style:list-level-label-alignment text:label-followed-by="listtab" fo:margin-left="2.121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3715in" text:min-label-width="0.25in" text:list-level-position-and-space-mode="label-alignment">
          <style:list-level-label-alignment text:label-followed-by="listtab" fo:margin-left="2.621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8715in" text:min-label-width="0.25in" text:list-level-position-and-space-mode="label-alignment">
          <style:list-level-label-alignment text:label-followed-by="listtab" fo:margin-left="3.121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3715in" text:min-label-width="0.25in" text:list-level-position-and-space-mode="label-alignment">
          <style:list-level-label-alignment text:label-followed-by="listtab" fo:margin-left="3.621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8715in" text:min-label-width="0.25in" text:list-level-position-and-space-mode="label-alignment">
          <style:list-level-label-alignment text:label-followed-by="listtab" fo:margin-left="4.121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3715in" text:min-label-width="0.25in" text:list-level-position-and-space-mode="label-alignment">
          <style:list-level-label-alignment text:label-followed-by="listtab" fo:margin-left="4.621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2" style:parent-style-name="DefaultParagraphFont" style:family="text">
      <style:text-properties style:language-asian="en" style:country-asian="GB"/>
    </style:style>
    <style:style style:name="T3" style:parent-style-name="DefaultParagraphFont" style:family="text">
      <style:text-properties style:language-asian="en" style:country-asian="GB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Header"><text:span text:style-name="T2"><draw:frame draw:z-index="251661312" draw:style-name="a0" draw:name="Picture 1" text:anchor-type="paragraph" svg:x="4.41944in" svg:y="-0.05347in" svg:width="2.41363in" svg:height="0.47917in" style:rel-width="scale" style:rel-height="scale"><draw:image xlink:href="media/image1.jpeg" xlink:type="simple" xlink:show="embed" xlink:actuate="onLoad"/><svg:title/><svg:desc/></draw:frame></text:span><text:span text:style-name="T3"><draw:frame draw:z-index="251659264" draw:style-name="a1" draw:name="Picture 2" text:anchor-type="paragraph" svg:x="-0.38542in" svg:y="-0.11736in" svg:width="2.30972in" svg:height="0.59028in" style:rel-width="scale" style:rel-height="scale"><draw:image xlink:href="media/image2.jpeg" xlink:type="simple" xlink:show="embed" xlink:actuate="onLoad"/><svg:title/><svg:desc/></draw:frame></text:span></text:p>
      </style:header>
      <style:footer>
        <text:p text:style-name="Footer">KfH Value &amp; Impact Task and Finish Group –<text:s/>December<text:s/>2016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ynne Hall</meta:initial-creator>
    <dc:creator>phoebe macindoe</dc:creator>
    <meta:creation-date>2021-07-27T16:35:00Z</meta:creation-date>
    <dc:date>2021-07-27T16:35:00Z</dc:date>
    <meta:print-date>2015-04-23T17:30:00Z</meta:print-date>
    <meta:template xlink:href="Normal.dotm" xlink:type="simple"/>
    <meta:editing-cycles>2</meta:editing-cycles>
    <meta:editing-duration>PT60S</meta:editing-duration>
    <meta:user-defined meta:name="ContentTypeId">0x01010098AD07465DD99344B14F86FC4BA162EF</meta:user-defined>
    <meta:document-statistic meta:page-count="2" meta:paragraph-count="4" meta:word-count="336" meta:character-count="2249" meta:row-count="15" meta:non-whitespace-character-count="1917"/>
  </office:meta>
</office:document-meta>
</file>